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9pt" style:font-size-asian="9pt" style:font-size-complex="9pt"/>
    </style:style>
    <style:style style:name="P2" style:family="paragraph" style:parent-style-name="Standard" style:list-style-name="L1" style:master-page-name="">
      <style:paragraph-properties style:page-number="auto"/>
      <style:text-properties fo:font-size="9pt" style:font-size-asian="9pt" style:font-size-complex="9pt"/>
    </style:style>
    <style:style style:name="P3" style:family="paragraph" style:parent-style-name="Standard" style:list-style-name="L1" style:master-page-name="">
      <style:paragraph-properties style:page-number="auto"/>
      <style:text-properties fo:font-size="9pt" style:font-size-asian="9pt" style:font-size-complex="9pt"/>
    </style:style>
    <style:style style:name="P4" style:family="paragraph" style:parent-style-name="Standard" style:list-style-name="L1" style:master-page-name="">
      <style:paragraph-properties style:page-number="auto"/>
      <style:text-properties fo:font-size="9pt" style:font-size-asian="9pt" style:font-size-complex="9pt"/>
    </style:style>
    <style:style style:name="P5" style:family="paragraph" style:parent-style-name="Standard" style:list-style-name="L1" style:master-page-name="">
      <style:paragraph-properties style:page-number="auto"/>
      <style:text-properties fo:font-size="9pt" style:font-size-asian="9pt" style:font-size-complex="9pt"/>
    </style:style>
    <style:style style:name="P6" style:family="paragraph" style:parent-style-name="Trebuchet_20_MS" style:list-style-name="L1"/>
    <style:style style:name="P7" style:family="paragraph" style:parent-style-name="Trebuchet_20_MS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text-transform="uppercase" fo:color="#800000" style:text-line-through-style="none" style:text-underline-style="solid" style:text-underline-type="double" style:text-underline-width="auto" style:text-underline-color="#800080" fo:background-color="#99ccff" style:font-relief="embossed"/>
    </style:style>
    <style:style style:name="T2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07253481" text:style-name="L1">
        <text:list-header>
          <text:p text:style-name="P7">Conditional and Flow Controls</text:p>
        </text:list-header>
        <text:list-item>
          <text:p text:style-name="P6">Write a program to find Maximum and minimum of Two Numbers</text:p>
        </text:list-item>
        <text:list-item>
          <text:p text:style-name="P6">Even Odd Number Example </text:p>
        </text:list-item>
        <text:list-item>
          <text:p text:style-name="P6">WAP to display the List of even numbers</text:p>
        </text:list-item>
        <text:list-item>
          <text:p text:style-name="P6">Compare Two Numbers using else-if</text:p>
        </text:list-item>
        <text:list-item>
          <text:p text:style-name="P6">Determine If Year Is Leap Year</text:p>
        </text:list-item>
        <text:list-item>
          <text:p text:style-name="P6">Find Largest and Smallest Number in an Array Example </text:p>
        </text:list-item>
        <text:list-item>
          <text:p text:style-name="P6">Java Factorial Example </text:p>
        </text:list-item>
        <text:list-item>
          <text:p text:style-name="P6">Reverse Number using Java </text:p>
        </text:list-item>
        <text:list-item>
          <text:p text:style-name="P6">Fibonacci Series Java Example </text:p>
        </text:list-item>
        <text:list-item>
          <text:p text:style-name="P6">Infinite For loop Example </text:p>
        </text:list-item>
        <text:list-item>
          <text:p text:style-name="P6">Java Palindrome Number Example </text:p>
        </text:list-item>
        <text:list-item>
          <text:p text:style-name="P6">Java Armstrong Number</text:p>
        </text:list-item>
        <text:list-item>
          <text:p text:style-name="P6">Java Automorphic Number</text:p>
        </text:list-item>
        <text:list-item>
          <text:p text:style-name="P6">Java Pyramid 1 Example </text:p>
          <text:p text:style-name="P6"><text:s text:c="13"/>*</text:p>
          <text:p text:style-name="P6"><text:s text:c="13"/>* *</text:p>
          <text:p text:style-name="P6"><text:tab/> * * *</text:p>
          <text:p text:style-name="P6"><text:s text:c="13"/>* * <text:s/>* *</text:p>
        </text:list-item>
        <text:list-item>
          <text:p text:style-name="P6">Java Pyramid 2 Example </text:p>
          <text:p text:style-name="P6"><text:s text:c="12"/>* * <text:s/>* *</text:p>
          <text:p text:style-name="P6"><text:tab/>* * <text:s/>*</text:p>
          <text:p text:style-name="P6"><text:tab/>* *</text:p>
          <text:p text:style-name="P6"><text:tab/>* </text:p>
          <text:p text:style-name="P6"/>
        </text:list-item>
        <text:list-item>
          <text:p text:style-name="P6">Java Pyramid 3 Example </text:p>
          <text:p text:style-name="P6">1</text:p>
          <text:p text:style-name="P6">1 2</text:p>
          <text:p text:style-name="P6">1 2 3</text:p>
          <text:p text:style-name="P6">1 2 3 <text:s/>4</text:p>
          <text:p text:style-name="P6"/>
        </text:list-item>
        <text:list-item>
          <text:p text:style-name="P6">Java Pyramid 4 Example </text:p>
          <text:p text:style-name="P6"><text:tab/>1</text:p>
          <text:p text:style-name="P6"><text:tab/>2 2</text:p>
          <text:p text:style-name="P6"><text:tab/>3 3 3</text:p>
          <text:p text:style-name="P6"><text:tab/>4 4 4 4<text:tab/></text:p>
          <text:p text:style-name="P6"/>
        </text:list-item>
        <text:list-item>
          <text:p text:style-name="P6"><text:span text:style-name="T2">Generate prime numbers between 1 &amp; given number</text:span></text:p>
        </text:list-item>
        <text:list-item>
          <text:p text:style-name="P6">wap to calculate area of circle,rectangle,square using switch case?</text:p>
        </text:list-item>
        <text:list-item>
          <text:p text:style-name="P6">wap to check entered characters is vowel or not using switch case?</text:p>
        </text:list-item>
        <text:list-item>
          <text:p text:style-name="P6">Write a <text:span text:style-name="T1">program</text:span> to generate 5 Random nos. between 1 to 100, and it should not follow with decimal point.</text:p>
        </text:list-item>
        <text:list-item>
          <text:p text:style-name="P6">Write a <text:span text:style-name="T1">program</text:span> to display a greet message according to Marks obtained by student .</text:p>
        </text:list-item>
        <text:list-item>
          <text:p text:style-name="P6"><text:s/>Write a <text:span text:style-name="T1">program</text:span> to find sum of all integers greater than 100 and less than 200 that are divisible by 7.</text:p>
        </text:list-item>
        <text:list-item>
          <text:p text:style-name="P6">Write a <text:span text:style-name="T1">program</text:span> to Swap the values 24.</text:p>
        </text:list-item>
        <text:list-item>
          <text:p text:style-name="P6"><text:soft-page-break/>Write a <text:s/>program convert given no. of days into months and days.(Assume that each</text:p>
          <text:p text:style-name="P6">month is of 30 days)</text:p>
        </text:list-item>
        <text:list-item>
          <text:p text:style-name="P6">Write a program to find whether given no. is Armstrong or not.</text:p>
        </text:list-item>
        <text:list-item>
          <text:p text:style-name="P6">Write a <text:s/>program <text:s/>to find average of consecutive N Odd numbers and even numbers.</text:p>
        </text:list-item>
        <text:list-item>
          <text:p text:style-name="P6"><text:s/>Display Triangle as follow: (using for loops)</text:p>
          <text:p text:style-name="P6">1</text:p>
          <text:p text:style-name="P6">3</text:p>
          <text:p text:style-name="P6">456</text:p>
          <text:p text:style-name="P6">7 8 9 10 ... N */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rebuchet_20_MS" style:display-name="Trebuchet MS" style:family="paragraph" style:parent-style-name="Text_20_body">
      <style:paragraph-properties>
        <style:tab-stops/>
      </style:paragraph-properties>
      <style:text-properties fo:font-size="9pt" style:font-size-asian="9pt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khitha </meta:initial-creator>
    <meta:creation-date>2014-06-02T16:18:11</meta:creation-date>
    <dc:date>2014-06-02T16:32:53</dc:date>
    <dc:creator>Likhitha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50" meta:word-count="311" meta:character-count="1563" meta:non-whitespace-character-count="1248"/>
  </office:meta>
</office:document-meta>
</file>